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66cm" fo:margin-left="-0.042cm" table:align="left"/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P11" style:family="paragraph" style:parent-style-name="Standard" style:list-style-name="L6">
      <style:paragraph-properties fo:text-align="start" style:justify-single-word="false"/>
    </style:style>
    <style:style style:name="T1" style:family="text">
      <style:text-properties fo:color="#c0c0c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2">1 – Etude de marché<text:tab/><text:tab/>Fin</text:p>
      <text:p text:style-name="P2">2 – But<text:tab/><text:tab/><text:tab/><text:tab/>1°</text:p>
      <text:p text:style-name="P2">3 - Fonctionnalité <text:tab/><text:tab/>4°</text:p>
      <text:p text:style-name="P2">4 Contrainte<text:tab/><text:tab/><text:tab/>5°</text:p>
      <text:p text:style-name="P2">5 Spécification<text:tab/><text:tab/>6°</text:p>
      <text:p text:style-name="P2">6 Matériel<text:tab/><text:tab/><text:tab/>2°</text:p>
      <text:p text:style-name="P2">7 Planning<text:tab/><text:tab/><text:tab/>3°</text:p>
      <text:p text:style-name="P2"/>
      <text:p text:style-name="P2"/>
      <text:p text:style-name="P2">But : Construction de robots communicants dont la principal fonctionnalité et de cartographier des endroits inaccessibles.</text:p>
      <text:p text:style-name="P2"/>
      <text:p text:style-name="P2">Matériel :</text:p>
      <text:list xml:id="list258347640" text:style-name="L1">
        <text:list-item>
          <text:list>
            <text:list-item>
              <text:list>
                <text:list-item>
                  <text:p text:style-name="P6">Robot Parallax</text:p>
                </text:list-item>
                <text:list-item>
                  <text:p text:style-name="P6">Carte de contrôle Arduino</text:p>
                </text:list-item>
                <text:list-item>
                  <text:p text:style-name="P6">Emetteur/Récépteur RF</text:p>
                </text:list-item>
                <text:list-item>
                  <text:p text:style-name="P6">Antenne</text:p>
                </text:list-item>
                <text:list-item>
                  <text:p text:style-name="P6">Capteur Ultrason</text:p>
                </text:list-item>
                <text:list-item>
                  <text:p text:style-name="P6">Pile<text:tab/><text:tab/><text:span text:style-name="T1">détail</text:span></text:p>
                </text:list-item>
              </text:list>
            </text:list-item>
          </text:list>
        </text:list-item>
      </text:list>
      <text:p text:style-name="P2"/>
      <text:p text:style-name="P2">Fonctionnalité :</text:p>
      <text:p text:style-name="P2">I – Robot capable de cartographier un labyrinthe</text:p>
      <text:list xml:id="list1644704547" text:style-name="L2">
        <text:list-item>
          <text:list>
            <text:list-item>
              <text:list>
                <text:list-item>
                  <text:p text:style-name="P7">Détection des croisement</text:p>
                </text:list-item>
                <text:list-item>
                  <text:p text:style-name="P7">Intégration continue de chemin (ou autre méthode viable)</text:p>
                </text:list-item>
                <text:list-item>
                  <text:p text:style-name="P7">Répartition du travail entre les voitures</text:p>
                </text:list-item>
              </text:list>
            </text:list-item>
          </text:list>
        </text:list-item>
      </text:list>
      <text:p text:style-name="P2"/>
      <text:p text:style-name="P2">II – Communication entre les robots</text:p>
      <text:list xml:id="list1958781619" text:style-name="L3">
        <text:list-item>
          <text:p text:style-name="P8">Coordination des voiture pour parcourir le labyrinthe</text:p>
        </text:list-item>
        <text:list-item>
          <text:p text:style-name="P8">Mise en commun des données récoltés</text:p>
        </text:list-item>
        <text:list-item>
          <text:p text:style-name="P8">Protocole d'envoie des données </text:p>
          <text:list>
            <text:list-item>
              <text:p text:style-name="P8">Protocole entre les robots</text:p>
            </text:list-item>
            <text:list-item>
              <text:p text:style-name="P8">Protocole entre voiture/Serveur</text:p>
              <text:p text:style-name="P8"/>
            </text:list-item>
          </text:list>
        </text:list-item>
      </text:list>
      <text:p text:style-name="P2">III – Post traitement</text:p>
      <text:list xml:id="list2068373579" text:style-name="L4">
        <text:list-item>
          <text:p text:style-name="P9">Dessin du labyrinthe</text:p>
          <text:list>
            <text:list-item>
              <text:p text:style-name="P9">Après coups</text:p>
            </text:list-item>
            <text:list-item>
              <text:p text:style-name="P9">En temps réél</text:p>
            </text:list-item>
          </text:list>
        </text:list-item>
      </text:list>
      <text:list xml:id="list494497960" text:style-name="L5">
        <text:list-item>
          <text:p text:style-name="P10">Faire en sorte que la carte soit interactive</text:p>
        </text:list-item>
      </text:list>
      <text:p text:style-name="P2"/>
      <text:p text:style-name="P2">Planning 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Date début</text:p>
          </table:table-cell>
          <table:table-cell table:style-name="Table1.A1" office:value-type="string">
            <text:p text:style-name="P5">Sujet</text:p>
          </table:table-cell>
          <table:table-cell table:style-name="Table1.C1" office:value-type="string">
            <text:p text:style-name="P5">Date Limite</text:p>
          </table:table-cell>
        </table:table-row>
        <table:table-row>
          <table:table-cell table:style-name="Table1.A2" office:value-type="string">
            <text:p text:style-name="P4">Aujourd'hui</text:p>
          </table:table-cell>
          <table:table-cell table:style-name="Table1.A2" office:value-type="string">
            <text:p text:style-name="P4">Robot explorateur (1e part)</text:p>
          </table:table-cell>
          <table:table-cell table:style-name="Table1.C2" office:value-type="string">
            <text:p text:style-name="P4">Janvier</text:p>
          </table:table-cell>
        </table:table-row>
        <table:table-row>
          <table:table-cell table:style-name="Table1.A2" office:value-type="string">
            <text:p text:style-name="P4">Novembre</text:p>
          </table:table-cell>
          <table:table-cell table:style-name="Table1.A2" office:value-type="string">
            <text:p text:style-name="P4">Communication</text:p>
          </table:table-cell>
          <table:table-cell table:style-name="Table1.C2" office:value-type="string">
            <text:p text:style-name="P4">Février</text:p>
          </table:table-cell>
        </table:table-row>
        <table:table-row>
          <table:table-cell table:style-name="Table1.A2" office:value-type="string">
            <text:p text:style-name="P4">Janvier</text:p>
          </table:table-cell>
          <table:table-cell table:style-name="Table1.A2" office:value-type="string">
            <text:p text:style-name="P4">Robot explorateur duo</text:p>
          </table:table-cell>
          <table:table-cell table:style-name="Table1.C2" office:value-type="string">
            <text:p text:style-name="P4">Mars</text:p>
          </table:table-cell>
        </table:table-row>
        <table:table-row>
          <table:table-cell table:style-name="Table1.A2" office:value-type="string">
            <text:p text:style-name="P4">Janvier</text:p>
          </table:table-cell>
          <table:table-cell table:style-name="Table1.A2" office:value-type="string">
            <text:p text:style-name="P4">Post-Traitement</text:p>
          </table:table-cell>
          <table:table-cell table:style-name="Table1.C2" office:value-type="string">
            <text:p text:style-name="P4">Mars</text:p>
          </table:table-cell>
        </table:table-row>
      </table:table>
      <text:p text:style-name="P2"/>
      <text:p text:style-name="P2"/>
      <text:p text:style-name="P3">Contrainte pré-projet:</text:p>
      <text:list xml:id="list688862976" text:style-name="L6">
        <text:list-item>
          <text:p text:style-name="P11">Communication et exploration qui ne se limite pas à seulement deux robot</text:p>
        </text:list-item>
        <text:list-item>
          <text:p text:style-name="P11">Post-traitement intéractif</text:p>
          <text:p text:style-name="P11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5-10-16T13:27:17</meta:creation-date>
    <dc:date>2015-10-18T12:35:01</dc:date>
    <dc:creator>paul </dc:creator>
    <meta:editing-duration>PT22M28S</meta:editing-duration>
    <meta:editing-cycles>35</meta:editing-cycles>
    <meta:generator>LibreOffice/3.5$Linux_X86_64 LibreOffice_project/350m1$Build-2</meta:generator>
    <meta:document-statistic meta:table-count="1" meta:image-count="0" meta:object-count="0" meta:page-count="2" meta:paragraph-count="51" meta:word-count="197" meta:character-count="1203" meta:non-whitespace-character-count="1062"/>
  </office:meta>
</office:document-meta>
</file>